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number>
      <text:list-level-style-number text:level="8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1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3.0in" fo:text-indent="-0.25in" fo:margin-left="3.0in"/>
        </style:list-level-properties>
      </text:list-level-style-number>
      <text:list-level-style-number text:level="12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3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4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15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4.0in" fo:text-indent="-0.25in" fo:margin-left="4.0in"/>
        </style:list-level-properties>
      </text:list-level-style-number>
      <text:list-level-style-number text:level="16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7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8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19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5.0in" fo:text-indent="-0.25in" fo:margin-left="5.0in"/>
        </style:list-level-properties>
      </text:list-level-style-number>
      <text:list-level-style-number text:level="20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5.25in" fo:text-indent="-0.25in" fo:margin-left="5.25in"/>
        </style:list-level-properties>
      </text:list-level-style-number>
      <text:list-level-style-number text:level="21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5.5in" fo:text-indent="-0.25in" fo:margin-left="5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</office:automatic-styles>
  <office:body>
    <office:text>
      <text:list text:style-name="L1">
        <text:list-item>
          <text:p text:style-name="P1"><text:span text:style-name="T1">Question</text:span><text:line-break/>Una tienda de electrodomésticos fija el siguiente anuncio publicitario</text:p>
          <text:p text:style-name="P1">Martha Lucía lee el anuncio y hace la siguiente operación:<text:line-break/><draw:frame draw:style-name="fr1" text:anchor-type="as-char"><draw:object xlink:href="Formula-0/" xlink:type="simple" xlink:show="embed" xlink:actuate="onLoad"/></draw:frame><text:line-break/>Con esta operación ella halla</text:p>
          <text:list>
            <text:list-item>
              <text:p text:style-name="P1">la cuota mensual, si compra Lavadora 14 kg. y Licuadora profesional a 8 meses.</text:p>
            </text:list-item>
            <text:list-item>
              <text:p text:style-name="P1">el costo promedio de comprar Licuadora profesional.</text:p>
            </text:list-item>
            <text:list-item>
              <text:p text:style-name="P1">la cuota mensual, si compra Licuadora profesional a 8 meses.</text:p>
            </text:list-item>
            <text:list-item>
              <text:p text:style-name="P1">el costo promedio si compra Lavadora 14 kg. y Licuadora profesional.</text:p>
            </text:list-item>
          </text:list>
          <text:p text:style-name="P1"><text:span text:style-name="T1">Solution</text:span><text:line-break/>La opción correcta es:<text:line-break/>“la cuota mensual, si compra Lavadora 14 kg. y Licuadora profesional a 8 meses”.</text:p>
        </text:list-item>
        <text:list-item>
          <text:p text:style-name="P1"><text:span text:style-name="T1">Question</text:span><text:line-break/>Una tienda de electrodomésticos fija el siguiente anuncio publicitario</text:p>
          <text:p text:style-name="P1">Consuelo lee el anuncio y hace la siguiente operación:<text:line-break/><draw:frame draw:style-name="fr1" text:anchor-type="as-char"><draw:object xlink:href="Formula-2/" xlink:type="simple" xlink:show="embed" xlink:actuate="onLoad"/></draw:frame><text:line-break/>Con esta operación ella halla</text:p>
          <text:list>
            <text:list-item>
              <text:p text:style-name="P1">el costo promedio de comprar Nevecón 530 lts.</text:p>
            </text:list-item>
            <text:list-item>
              <text:p text:style-name="P1">la cuota mensual, si compra Congelador 198 lts y Nevecón 530 lts a 12 meses.</text:p>
            </text:list-item>
            <text:list-item>
              <text:p text:style-name="P1">la cuota mensual, si compra Nevecón 530 lts a 12 meses.</text:p>
            </text:list-item>
            <text:list-item>
              <text:p text:style-name="P1">el costo promedio si compra Congelador 198 lts y Nevecón 530 lts.</text:p>
            </text:list-item>
          </text:list>
          <text:p text:style-name="P1"><text:span text:style-name="T1">Solution</text:span><text:line-break/>La opción correcta es:<text:line-break/>“la cuota mensual, si compra Congelador 198 lts y Nevecón 530 lts a 12 meses”.</text:p>
        </text:list-item>
        <text:list-item>
          <text:p text:style-name="P1"><text:span text:style-name="T1">Question</text:span><text:line-break/>Una tienda de electrodomésticos fija el siguiente anuncio publicitario</text:p>
          <text:p text:style-name="P1">María Antonia lee el anuncio y hace la siguiente operación:<text:line-break/><draw:frame draw:style-name="fr1" text:anchor-type="as-char"><draw:object xlink:href="Formula-4/" xlink:type="simple" xlink:show="embed" xlink:actuate="onLoad"/></draw:frame><text:line-break/>Con esta operación ella halla</text:p>
          <text:list>
            <text:list-item>
              <text:p text:style-name="P1">el costo promedio de comprar Horno microondas.</text:p>
            </text:list-item>
            <text:list-item>
              <text:p text:style-name="P1">la cuota mensual, si compra Equipo de sonido y Horno microondas a 6 meses.</text:p>
            </text:list-item>
            <text:list-item>
              <text:p text:style-name="P1">la cuota semanal si compra Equipo de sonido y Horno microondas a 6 meses.</text:p>
            </text:list-item>
            <text:list-item>
              <text:p text:style-name="P1">el costo promedio si compra Equipo de sonido y Horno microondas.</text:p>
            </text:list-item>
          </text:list>
          <text:p text:style-name="P1"><text:span text:style-name="T1">Solution</text:span><text:line-break/>La opción correcta es:<text:line-break/>“la cuota mensual, si compra Equipo de sonido y Horno microondas a 6 meses”.</text:p>
        </text:list-item>
        <text:list-item>
          <text:p text:style-name="P1"><text:span text:style-name="T1">Question</text:span><text:line-break/>Una tienda de electrodomésticos fija el siguiente anuncio publicitario</text:p>
          <text:p text:style-name="P1">Consuelo lee el anuncio y hace la siguiente operación:<text:line-break/><draw:frame draw:style-name="fr1" text:anchor-type="as-char"><draw:object xlink:href="Formula-6/" xlink:type="simple" xlink:show="embed" xlink:actuate="onLoad"/></draw:frame><text:line-break/>Con esta operación ella halla</text:p>
          <text:list>
            <text:list-item>
              <text:p text:style-name="P1">el costo promedio si compra Licuadora profesional y Nevecón 530 lts.</text:p>
            </text:list-item>
            <text:list-item>
              <text:p text:style-name="P1">el costo promedio de comprar Nevecón 530 lts.</text:p>
            </text:list-item>
            <text:list-item>
              <text:p text:style-name="P1">la cuota mensual, si compra Licuadora profesional y Nevecón 530 lts a 10 meses.</text:p>
            </text:list-item>
            <text:list-item>
              <text:p text:style-name="P1">la cuota mensual, si compra Nevecón 530 lts a 10 meses.</text:p>
            </text:list-item>
          </text:list>
          <text:p text:style-name="P1"><text:span text:style-name="T1">Solution</text:span><text:line-break/>La opción correcta es:<text:line-break/>“la cuota mensual, si compra Licuadora profesional y Nevecón 530 lts a 10 meses”.</text:p>
        </text:list-item>
        <text:list-item>
          <text:p text:style-name="P1"><text:span text:style-name="T1">Question</text:span><text:line-break/>Una tienda de electrodomésticos fija el siguiente anuncio publicitario</text:p>
          <text:p text:style-name="P1">María Antonia lee el anuncio y hace la siguiente operación:<text:line-break/><draw:frame draw:style-name="fr1" text:anchor-type="as-char"><draw:object xlink:href="Formula-8/" xlink:type="simple" xlink:show="embed" xlink:actuate="onLoad"/></draw:frame><text:line-break/>Con esta operación ella halla</text:p>
          <text:list>
            <text:list-item>
              <text:p text:style-name="P1">la cuota mensual, si compra Nevera 368 lts y Licuadora profesional a 7 meses.</text:p>
            </text:list-item>
            <text:list-item>
              <text:p text:style-name="P1">la cuota mensual, si compra Licuadora profesional a 7 meses.</text:p>
            </text:list-item>
            <text:list-item>
              <text:p text:style-name="P1">el costo promedio de comprar Licuadora profesional.</text:p>
            </text:list-item>
            <text:list-item>
              <text:p text:style-name="P1">el costo promedio si compra Nevera 368 lts y Licuadora profesional.</text:p>
            </text:list-item>
          </text:list>
          <text:p text:style-name="P1"><text:span text:style-name="T1">Solution</text:span><text:line-break/>La opción correcta es:<text:line-break/>“la cuota mensual, si compra Nevera 368 lts y Licuadora profesional a 7 meses”.</text:p>
        </text:list-item>
        <text:list-item>
          <text:p text:style-name="P1"><text:span text:style-name="T1">Question</text:span><text:line-break/>Una tienda de electrodomésticos fija el siguiente anuncio publicitario</text:p>
          <text:p text:style-name="P1">Dilma lee el anuncio y hace la siguiente operación:<text:line-break/><draw:frame draw:style-name="fr1" text:anchor-type="as-char"><draw:object xlink:href="Formula-10/" xlink:type="simple" xlink:show="embed" xlink:actuate="onLoad"/></draw:frame><text:line-break/>Con esta operación ella halla</text:p>
          <text:list>
            <text:list-item>
              <text:p text:style-name="P1">la cuota semanal si compra Lavavajillas y Nevera 368 lts a 9 meses.</text:p>
            </text:list-item>
            <text:list-item>
              <text:p text:style-name="P1">el costo promedio de comprar Nevera 368 lts.</text:p>
            </text:list-item>
            <text:list-item>
              <text:p text:style-name="P1">el costo promedio si compra Lavavajillas y Nevera 368 lts.</text:p>
            </text:list-item>
            <text:list-item>
              <text:p text:style-name="P1">la cuota mensual, si compra Lavavajillas y Nevera 368 lts a 9 meses.</text:p>
            </text:list-item>
          </text:list>
          <text:p text:style-name="P1"><text:span text:style-name="T1">Solution</text:span><text:line-break/>La opción correcta es:<text:line-break/>“la cuota mensual, si compra Lavavajillas y Nevera 368 lts a 9 meses”.</text:p>
        </text:list-item>
        <text:list-item>
          <text:p text:style-name="P1"><text:span text:style-name="T1">Question</text:span><text:line-break/>Una tienda de electrodomésticos fija el siguiente anuncio publicitario</text:p>
          <text:p text:style-name="P1">Consuelo lee el anuncio y hace la siguiente operación:<text:line-break/><draw:frame draw:style-name="fr1" text:anchor-type="as-char"><draw:object xlink:href="Formula-12/" xlink:type="simple" xlink:show="embed" xlink:actuate="onLoad"/></draw:frame><text:line-break/>Con esta operación ella halla</text:p>
          <text:list>
            <text:list-item>
              <text:p text:style-name="P1">el costo promedio de comprar Lavadora 14 kg..</text:p>
            </text:list-item>
            <text:list-item>
              <text:p text:style-name="P1">la cuota anual si compra Estufa de piso y Lavadora 14 kg. a 12 meses.</text:p>
            </text:list-item>
            <text:list-item>
              <text:p text:style-name="P1">la cuota mensual, si compra Estufa de piso y Lavadora 14 kg. a 12 meses.</text:p>
            </text:list-item>
            <text:list-item>
              <text:p text:style-name="P1">el costo promedio si compra Estufa de piso y Lavadora 14 kg..</text:p>
            </text:list-item>
          </text:list>
          <text:p text:style-name="P1"><text:span text:style-name="T1">Solution</text:span><text:line-break/>La opción correcta es:<text:line-break/>“la cuota mensual, si compra Estufa de piso y Lavadora 14 kg. a 12 meses”.</text:p>
        </text:list-item>
        <text:list-item>
          <text:p text:style-name="P1"><text:span text:style-name="T1">Question</text:span><text:line-break/>Una tienda de electrodomésticos fija el siguiente anuncio publicitario</text:p>
          <text:p text:style-name="P1">Julia lee el anuncio y hace la siguiente operación:<text:line-break/><draw:frame draw:style-name="fr1" text:anchor-type="as-char"><draw:object xlink:href="Formula-14/" xlink:type="simple" xlink:show="embed" xlink:actuate="onLoad"/></draw:frame><text:line-break/>Con esta operación ella halla</text:p>
          <text:list>
            <text:list-item>
              <text:p text:style-name="P1">la cuota mensual, si compra Lavavajillas y Freidora de aire a 7 meses.</text:p>
            </text:list-item>
            <text:list-item>
              <text:p text:style-name="P1">el costo promedio si compra Lavavajillas y Freidora de aire.</text:p>
            </text:list-item>
            <text:list-item>
              <text:p text:style-name="P1">el costo promedio de comprar Freidora de aire.</text:p>
            </text:list-item>
            <text:list-item>
              <text:p text:style-name="P1">la cuota semanal si compra Lavavajillas y Freidora de aire a 7 meses.</text:p>
            </text:list-item>
          </text:list>
          <text:p text:style-name="P1"><text:span text:style-name="T1">Solution</text:span><text:line-break/>La opción correcta es:<text:line-break/>“la cuota mensual, si compra Lavavajillas y Freidora de aire a 7 meses”.</text:p>
        </text:list-item>
        <text:list-item>
          <text:p text:style-name="P1"><text:span text:style-name="T1">Question</text:span><text:line-break/>Una tienda de electrodomésticos fija el siguiente anuncio publicitario</text:p>
          <text:p text:style-name="P1">Consuelo lee el anuncio y hace la siguiente operación:<text:line-break/><draw:frame draw:style-name="fr1" text:anchor-type="as-char"><draw:object xlink:href="Formula-16/" xlink:type="simple" xlink:show="embed" xlink:actuate="onLoad"/></draw:frame><text:line-break/>Con esta operación ella halla</text:p>
          <text:list>
            <text:list-item>
              <text:p text:style-name="P1">el costo promedio si compra Lavavajillas y Nevera 368 lts.</text:p>
            </text:list-item>
            <text:list-item>
              <text:p text:style-name="P1">la cuota mensual, si compra Lavavajillas y Nevera 368 lts a 6 meses.</text:p>
            </text:list-item>
            <text:list-item>
              <text:p text:style-name="P1">el costo promedio de comprar Nevera 368 lts.</text:p>
            </text:list-item>
            <text:list-item>
              <text:p text:style-name="P1">la cuota semanal si compra Lavavajillas y Nevera 368 lts a 6 meses.</text:p>
            </text:list-item>
          </text:list>
          <text:p text:style-name="P1"><text:span text:style-name="T1">Solution</text:span><text:line-break/>La opción correcta es:<text:line-break/>“la cuota mensual, si compra Lavavajillas y Nevera 368 lts a 6 meses”.</text:p>
        </text:list-item>
        <text:list-item>
          <text:p text:style-name="P1"><text:span text:style-name="T1">Question</text:span><text:line-break/>Una tienda de electrodomésticos fija el siguiente anuncio publicitario</text:p>
          <text:p text:style-name="P1">Ximena lee el anuncio y hace la siguiente operación:<text:line-break/><draw:frame draw:style-name="fr1" text:anchor-type="as-char"><draw:object xlink:href="Formula-18/" xlink:type="simple" xlink:show="embed" xlink:actuate="onLoad"/></draw:frame><text:line-break/>Con esta operación ella halla</text:p>
          <text:list>
            <text:list-item>
              <text:p text:style-name="P1">la cuota anual si compra Freidora de aire y Nevera 368 lts a 10 meses.</text:p>
            </text:list-item>
            <text:list-item>
              <text:p text:style-name="P1">la cuota mensual, si compra Freidora de aire y Nevera 368 lts a 10 meses.</text:p>
            </text:list-item>
            <text:list-item>
              <text:p text:style-name="P1">el costo promedio de comprar Nevera 368 lts.</text:p>
            </text:list-item>
            <text:list-item>
              <text:p text:style-name="P1">el costo promedio si compra Freidora de aire y Nevera 368 lts.</text:p>
            </text:list-item>
          </text:list>
          <text:p text:style-name="P1"><text:span text:style-name="T1">Solution</text:span><text:line-break/>La opción correcta es:<text:line-break/>“la cuota mensual, si compra Freidora de aire y Nevera 368 lts a 10 meses”.</text:p>
        </text:list-item>
        <text:list-item>
          <text:p text:style-name="P1"><text:span text:style-name="T1">Question</text:span><text:line-break/>Una tienda de electrodomésticos fija el siguiente anuncio publicitario</text:p>
          <text:p text:style-name="P1">Consuelo lee el anuncio y hace la siguiente operación:<text:line-break/><draw:frame draw:style-name="fr1" text:anchor-type="as-char"><draw:object xlink:href="Formula-20/" xlink:type="simple" xlink:show="embed" xlink:actuate="onLoad"/></draw:frame><text:line-break/>Con esta operación ella halla</text:p>
          <text:list>
            <text:list-item>
              <text:p text:style-name="P1">el costo promedio si compra Nevera 368 lts y Computador portátil.</text:p>
            </text:list-item>
            <text:list-item>
              <text:p text:style-name="P1">la cuota mensual, si compra Computador portátil a 11 meses.</text:p>
            </text:list-item>
            <text:list-item>
              <text:p text:style-name="P1">el costo promedio de comprar Computador portátil.</text:p>
            </text:list-item>
            <text:list-item>
              <text:p text:style-name="P1">la cuota mensual, si compra Nevera 368 lts y Computador portátil a 11 meses.</text:p>
            </text:list-item>
          </text:list>
          <text:p text:style-name="P1"><text:span text:style-name="T1">Solution</text:span><text:line-break/>La opción correcta es:<text:line-break/>“la cuota mensual, si compra Nevera 368 lts y Computador portátil a 11 meses”.</text:p>
        </text:list-item>
        <text:list-item>
          <text:p text:style-name="P1"><text:span text:style-name="T1">Question</text:span><text:line-break/>Una tienda de electrodomésticos fija el siguiente anuncio publicitario</text:p>
          <text:p text:style-name="P1">Dilma lee el anuncio y hace la siguiente operación:<text:line-break/><draw:frame draw:style-name="fr1" text:anchor-type="as-char"><draw:object xlink:href="Formula-22/" xlink:type="simple" xlink:show="embed" xlink:actuate="onLoad"/></draw:frame><text:line-break/>Con esta operación ella halla</text:p>
          <text:list>
            <text:list-item>
              <text:p text:style-name="P1">la cuota mensual, si compra Hidrolavadora y Freidora de aire a 12 meses.</text:p>
            </text:list-item>
            <text:list-item>
              <text:p text:style-name="P1">el costo promedio de comprar Freidora de aire.</text:p>
            </text:list-item>
            <text:list-item>
              <text:p text:style-name="P1">la cuota anual si compra Hidrolavadora y Freidora de aire a 12 meses.</text:p>
            </text:list-item>
            <text:list-item>
              <text:p text:style-name="P1">el costo promedio si compra Hidrolavadora y Freidora de aire.</text:p>
            </text:list-item>
          </text:list>
          <text:p text:style-name="P1"><text:span text:style-name="T1">Solution</text:span><text:line-break/>La opción correcta es:<text:line-break/>“la cuota mensual, si compra Hidrolavadora y Freidora de aire a 12 meses”.</text:p>
        </text:list-item>
        <text:list-item>
          <text:p text:style-name="P1"><text:span text:style-name="T1">Question</text:span><text:line-break/>Una tienda de electrodomésticos fija el siguiente anuncio publicitario</text:p>
          <text:p text:style-name="P1">Violeta lee el anuncio y hace la siguiente operación:<text:line-break/><draw:frame draw:style-name="fr1" text:anchor-type="as-char"><draw:object xlink:href="Formula-24/" xlink:type="simple" xlink:show="embed" xlink:actuate="onLoad"/></draw:frame><text:line-break/>Con esta operación ella halla</text:p>
          <text:list>
            <text:list-item>
              <text:p text:style-name="P1">la cuota mensual, si compra Hidrolavadora y Congelador 198 lts a 9 meses.</text:p>
            </text:list-item>
            <text:list-item>
              <text:p text:style-name="P1">el costo promedio de comprar Congelador 198 lts.</text:p>
            </text:list-item>
            <text:list-item>
              <text:p text:style-name="P1">la cuota mensual, si compra Congelador 198 lts a 9 meses.</text:p>
            </text:list-item>
            <text:list-item>
              <text:p text:style-name="P1">el costo promedio si compra Hidrolavadora y Congelador 198 lts.</text:p>
            </text:list-item>
          </text:list>
          <text:p text:style-name="P1"><text:span text:style-name="T1">Solution</text:span><text:line-break/>La opción correcta es:<text:line-break/>“la cuota mensual, si compra Hidrolavadora y Congelador 198 lts a 9 meses”.</text:p>
        </text:list-item>
        <text:list-item>
          <text:p text:style-name="P1"><text:span text:style-name="T1">Question</text:span><text:line-break/>Una tienda de electrodomésticos fija el siguiente anuncio publicitario</text:p>
          <text:p text:style-name="P1">Violeta lee el anuncio y hace la siguiente operación:<text:line-break/><draw:frame draw:style-name="fr1" text:anchor-type="as-char"><draw:object xlink:href="Formula-26/" xlink:type="simple" xlink:show="embed" xlink:actuate="onLoad"/></draw:frame><text:line-break/>Con esta operación ella halla</text:p>
          <text:list>
            <text:list-item>
              <text:p text:style-name="P1">el costo promedio si compra Nevecón 530 lts y Computador portátil.</text:p>
            </text:list-item>
            <text:list-item>
              <text:p text:style-name="P1">la cuota anual si compra Nevecón 530 lts y Computador portátil a 11 meses.</text:p>
            </text:list-item>
            <text:list-item>
              <text:p text:style-name="P1">la cuota mensual, si compra Nevecón 530 lts y Computador portátil a 11 meses.</text:p>
            </text:list-item>
            <text:list-item>
              <text:p text:style-name="P1">el costo promedio de comprar Computador portátil.</text:p>
            </text:list-item>
          </text:list>
          <text:p text:style-name="P1"><text:span text:style-name="T1">Solution</text:span><text:line-break/>La opción correcta es:<text:line-break/>“la cuota mensual, si compra Nevecón 530 lts y Computador portátil a 11 meses”.</text:p>
        </text:list-item>
        <text:list-item>
          <text:p text:style-name="P1"><text:span text:style-name="T1">Question</text:span><text:line-break/>Una tienda de electrodomésticos fija el siguiente anuncio publicitario</text:p>
          <text:p text:style-name="P1">Martha Lucía lee el anuncio y hace la siguiente operación:<text:line-break/><draw:frame draw:style-name="fr1" text:anchor-type="as-char"><draw:object xlink:href="Formula-28/" xlink:type="simple" xlink:show="embed" xlink:actuate="onLoad"/></draw:frame><text:line-break/>Con esta operación ella halla</text:p>
          <text:list>
            <text:list-item>
              <text:p text:style-name="P1">el costo promedio si compra Nevecón 530 lts y Freidora de aire.</text:p>
            </text:list-item>
            <text:list-item>
              <text:p text:style-name="P1">la cuota mensual, si compra Nevecón 530 lts y Freidora de aire a 10 meses.</text:p>
            </text:list-item>
            <text:list-item>
              <text:p text:style-name="P1">el costo promedio de comprar Freidora de aire.</text:p>
            </text:list-item>
            <text:list-item>
              <text:p text:style-name="P1">la cuota anual si compra Nevecón 530 lts y Freidora de aire a 10 meses.</text:p>
            </text:list-item>
          </text:list>
          <text:p text:style-name="P1"><text:span text:style-name="T1">Solution</text:span><text:line-break/>La opción correcta es:<text:line-break/>“la cuota mensual, si compra Nevecón 530 lts y Freidora de aire a 10 meses”.</text:p>
        </text:list-item>
        <text:list-item>
          <text:p text:style-name="P1"><text:span text:style-name="T1">Question</text:span><text:line-break/>Una tienda de electrodomésticos fija el siguiente anuncio publicitario</text:p>
          <text:p text:style-name="P1">Julia lee el anuncio y hace la siguiente operación:<text:line-break/><draw:frame draw:style-name="fr1" text:anchor-type="as-char"><draw:object xlink:href="Formula-30/" xlink:type="simple" xlink:show="embed" xlink:actuate="onLoad"/></draw:frame><text:line-break/>Con esta operación ella halla</text:p>
          <text:list>
            <text:list-item>
              <text:p text:style-name="P1">la cuota mensual, si compra Televisor 4K 32” y Estufa de piso a 12 meses.</text:p>
            </text:list-item>
            <text:list-item>
              <text:p text:style-name="P1">el costo promedio si compra Televisor 4K 32” y Estufa de piso.</text:p>
            </text:list-item>
            <text:list-item>
              <text:p text:style-name="P1">el costo promedio de comprar Estufa de piso.</text:p>
            </text:list-item>
            <text:list-item>
              <text:p text:style-name="P1">la cuota mensual, si compra Estufa de piso a 12 meses.</text:p>
            </text:list-item>
          </text:list>
          <text:p text:style-name="P1"><text:span text:style-name="T1">Solution</text:span><text:line-break/>La opción correcta es:<text:line-break/>“la cuota mensual, si compra Televisor 4K 32” y Estufa de piso a 12 meses”.</text:p>
        </text:list-item>
        <text:list-item>
          <text:p text:style-name="P1"><text:span text:style-name="T1">Question</text:span><text:line-break/>Una tienda de electrodomésticos fija el siguiente anuncio publicitario</text:p>
          <text:p text:style-name="P1">Martha Lucía lee el anuncio y hace la siguiente operación:<text:line-break/><draw:frame draw:style-name="fr1" text:anchor-type="as-char"><draw:object xlink:href="Formula-32/" xlink:type="simple" xlink:show="embed" xlink:actuate="onLoad"/></draw:frame><text:line-break/>Con esta operación ella halla</text:p>
          <text:list>
            <text:list-item>
              <text:p text:style-name="P1">el costo promedio si compra Freidora de aire y Computador portátil.</text:p>
            </text:list-item>
            <text:list-item>
              <text:p text:style-name="P1">la cuota mensual, si compra Freidora de aire y Computador portátil a 11 meses.</text:p>
            </text:list-item>
            <text:list-item>
              <text:p text:style-name="P1">el costo promedio de comprar Computador portátil.</text:p>
            </text:list-item>
            <text:list-item>
              <text:p text:style-name="P1">la cuota anual si compra Freidora de aire y Computador portátil a 11 meses.</text:p>
            </text:list-item>
          </text:list>
          <text:p text:style-name="P1"><text:span text:style-name="T1">Solution</text:span><text:line-break/>La opción correcta es:<text:line-break/>“la cuota mensual, si compra Freidora de aire y Computador portátil a 11 meses”.</text:p>
        </text:list-item>
        <text:list-item>
          <text:p text:style-name="P1"><text:span text:style-name="T1">Question</text:span><text:line-break/>Una tienda de electrodomésticos fija el siguiente anuncio publicitario</text:p>
          <text:p text:style-name="P1">Julia lee el anuncio y hace la siguiente operación:<text:line-break/><draw:frame draw:style-name="fr1" text:anchor-type="as-char"><draw:object xlink:href="Formula-34/" xlink:type="simple" xlink:show="embed" xlink:actuate="onLoad"/></draw:frame><text:line-break/>Con esta operación ella halla</text:p>
          <text:list>
            <text:list-item>
              <text:p text:style-name="P1">la cuota mensual, si compra Lavadora 14 kg. a 8 meses.</text:p>
            </text:list-item>
            <text:list-item>
              <text:p text:style-name="P1">el costo promedio si compra Nevecón 530 lts y Lavadora 14 kg..</text:p>
            </text:list-item>
            <text:list-item>
              <text:p text:style-name="P1">la cuota mensual, si compra Nevecón 530 lts y Lavadora 14 kg. a 8 meses.</text:p>
            </text:list-item>
            <text:list-item>
              <text:p text:style-name="P1">el costo promedio de comprar Lavadora 14 kg..</text:p>
            </text:list-item>
          </text:list>
          <text:p text:style-name="P1"><text:span text:style-name="T1">Solution</text:span><text:line-break/>La opción correcta es:<text:line-break/>“la cuota mensual, si compra Nevecón 530 lts y Lavadora 14 kg. a 8 meses”.</text:p>
        </text:list-item>
        <text:list-item>
          <text:p text:style-name="P1"><text:span text:style-name="T1">Question</text:span><text:line-break/>Una tienda de electrodomésticos fija el siguiente anuncio publicitario</text:p>
          <text:p text:style-name="P1">Violeta lee el anuncio y hace la siguiente operación:<text:line-break/><draw:frame draw:style-name="fr1" text:anchor-type="as-char"><draw:object xlink:href="Formula-36/" xlink:type="simple" xlink:show="embed" xlink:actuate="onLoad"/></draw:frame><text:line-break/>Con esta operación ella halla</text:p>
          <text:list>
            <text:list-item>
              <text:p text:style-name="P1">el costo promedio si compra Lavavajillas y Nevecón 530 lts.</text:p>
            </text:list-item>
            <text:list-item>
              <text:p text:style-name="P1">el costo promedio de comprar Nevecón 530 lts.</text:p>
            </text:list-item>
            <text:list-item>
              <text:p text:style-name="P1">la cuota semanal si compra Lavavajillas y Nevecón 530 lts a 6 meses.</text:p>
            </text:list-item>
            <text:list-item>
              <text:p text:style-name="P1">la cuota mensual, si compra Lavavajillas y Nevecón 530 lts a 6 meses.</text:p>
            </text:list-item>
          </text:list>
          <text:p text:style-name="P1"><text:span text:style-name="T1">Solution</text:span><text:line-break/>La opción correcta es:<text:line-break/>“la cuota mensual, si compra Lavavajillas y Nevecón 530 lts a 6 meses”.</text:p>
        </text:list-item>
        <text:list-item>
          <text:p text:style-name="P1"><text:span text:style-name="T1">Question</text:span><text:line-break/>Una tienda de electrodomésticos fija el siguiente anuncio publicitario</text:p>
          <text:p text:style-name="P1">Dilma lee el anuncio y hace la siguiente operación:<text:line-break/><draw:frame draw:style-name="fr1" text:anchor-type="as-char"><draw:object xlink:href="Formula-38/" xlink:type="simple" xlink:show="embed" xlink:actuate="onLoad"/></draw:frame><text:line-break/>Con esta operación ella halla</text:p>
          <text:list>
            <text:list-item>
              <text:p text:style-name="P1">la cuota mensual, si compra Equipo de sonido y Lavadora 14 kg. a 12 meses.</text:p>
            </text:list-item>
            <text:list-item>
              <text:p text:style-name="P1">el costo promedio si compra Equipo de sonido y Lavadora 14 kg..</text:p>
            </text:list-item>
            <text:list-item>
              <text:p text:style-name="P1">el costo promedio de comprar Lavadora 14 kg..</text:p>
            </text:list-item>
            <text:list-item>
              <text:p text:style-name="P1">la cuota mensual, si compra Lavadora 14 kg. a 12 meses.</text:p>
            </text:list-item>
          </text:list>
          <text:p text:style-name="P1"><text:span text:style-name="T1">Solution</text:span><text:line-break/>La opción correcta es:<text:line-break/>“la cuota mensual, si compra Equipo de sonido y Lavadora 14 kg. a 12 meses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2-08T17:50:53Z</meta:creation-date>
    <dc:date>2023-02-08T17:50:53Z</dc:date>
  </office:meta>
</office:document-meta>
</file>

<file path=Formula-0/content.xml><?xml version="1.0" encoding="utf-8"?>
<math xmlns="http://www.w3.org/1998/Math/MathML" display="inline">
  <mfrac>
    <mrow>
      <mn>3200000</mn>
      <mo>+</mo>
      <mn>420000</mn>
    </mrow>
    <mn>8</mn>
  </mfrac>
</math>
</file>

<file path=Formula-10/content.xml><?xml version="1.0" encoding="utf-8"?>
<math xmlns="http://www.w3.org/1998/Math/MathML" display="inline">
  <mfrac>
    <mrow>
      <mn>4900000</mn>
      <mo>+</mo>
      <mn>2400000</mn>
    </mrow>
    <mn>9</mn>
  </mfrac>
</math>
</file>

<file path=Formula-12/content.xml><?xml version="1.0" encoding="utf-8"?>
<math xmlns="http://www.w3.org/1998/Math/MathML" display="inline">
  <mfrac>
    <mrow>
      <mn>1500000</mn>
      <mo>+</mo>
      <mn>3200000</mn>
    </mrow>
    <mn>12</mn>
  </mfrac>
</math>
</file>

<file path=Formula-14/content.xml><?xml version="1.0" encoding="utf-8"?>
<math xmlns="http://www.w3.org/1998/Math/MathML" display="inline">
  <mfrac>
    <mrow>
      <mn>4900000</mn>
      <mo>+</mo>
      <mn>370000</mn>
    </mrow>
    <mn>7</mn>
  </mfrac>
</math>
</file>

<file path=Formula-16/content.xml><?xml version="1.0" encoding="utf-8"?>
<math xmlns="http://www.w3.org/1998/Math/MathML" display="inline">
  <mfrac>
    <mrow>
      <mn>4900000</mn>
      <mo>+</mo>
      <mn>2400000</mn>
    </mrow>
    <mn>6</mn>
  </mfrac>
</math>
</file>

<file path=Formula-18/content.xml><?xml version="1.0" encoding="utf-8"?>
<math xmlns="http://www.w3.org/1998/Math/MathML" display="inline">
  <mfrac>
    <mrow>
      <mn>370000</mn>
      <mo>+</mo>
      <mn>2400000</mn>
    </mrow>
    <mn>10</mn>
  </mfrac>
</math>
</file>

<file path=Formula-2/content.xml><?xml version="1.0" encoding="utf-8"?>
<math xmlns="http://www.w3.org/1998/Math/MathML" display="inline">
  <mfrac>
    <mrow>
      <mn>1250000</mn>
      <mo>+</mo>
      <mn>4600000</mn>
    </mrow>
    <mn>12</mn>
  </mfrac>
</math>
</file>

<file path=Formula-20/content.xml><?xml version="1.0" encoding="utf-8"?>
<math xmlns="http://www.w3.org/1998/Math/MathML" display="inline">
  <mfrac>
    <mrow>
      <mn>2400000</mn>
      <mo>+</mo>
      <mn>2900000</mn>
    </mrow>
    <mn>11</mn>
  </mfrac>
</math>
</file>

<file path=Formula-22/content.xml><?xml version="1.0" encoding="utf-8"?>
<math xmlns="http://www.w3.org/1998/Math/MathML" display="inline">
  <mfrac>
    <mrow>
      <mn>440000</mn>
      <mo>+</mo>
      <mn>370000</mn>
    </mrow>
    <mn>12</mn>
  </mfrac>
</math>
</file>

<file path=Formula-24/content.xml><?xml version="1.0" encoding="utf-8"?>
<math xmlns="http://www.w3.org/1998/Math/MathML" display="inline">
  <mfrac>
    <mrow>
      <mn>440000</mn>
      <mo>+</mo>
      <mn>1250000</mn>
    </mrow>
    <mn>9</mn>
  </mfrac>
</math>
</file>

<file path=Formula-26/content.xml><?xml version="1.0" encoding="utf-8"?>
<math xmlns="http://www.w3.org/1998/Math/MathML" display="inline">
  <mfrac>
    <mrow>
      <mn>4600000</mn>
      <mo>+</mo>
      <mn>2900000</mn>
    </mrow>
    <mn>11</mn>
  </mfrac>
</math>
</file>

<file path=Formula-28/content.xml><?xml version="1.0" encoding="utf-8"?>
<math xmlns="http://www.w3.org/1998/Math/MathML" display="inline">
  <mfrac>
    <mrow>
      <mn>4600000</mn>
      <mo>+</mo>
      <mn>370000</mn>
    </mrow>
    <mn>10</mn>
  </mfrac>
</math>
</file>

<file path=Formula-30/content.xml><?xml version="1.0" encoding="utf-8"?>
<math xmlns="http://www.w3.org/1998/Math/MathML" display="inline">
  <mfrac>
    <mrow>
      <mn>1800000</mn>
      <mo>+</mo>
      <mn>1500000</mn>
    </mrow>
    <mn>12</mn>
  </mfrac>
</math>
</file>

<file path=Formula-32/content.xml><?xml version="1.0" encoding="utf-8"?>
<math xmlns="http://www.w3.org/1998/Math/MathML" display="inline">
  <mfrac>
    <mrow>
      <mn>370000</mn>
      <mo>+</mo>
      <mn>2900000</mn>
    </mrow>
    <mn>11</mn>
  </mfrac>
</math>
</file>

<file path=Formula-34/content.xml><?xml version="1.0" encoding="utf-8"?>
<math xmlns="http://www.w3.org/1998/Math/MathML" display="inline">
  <mfrac>
    <mrow>
      <mn>4600000</mn>
      <mo>+</mo>
      <mn>3200000</mn>
    </mrow>
    <mn>8</mn>
  </mfrac>
</math>
</file>

<file path=Formula-36/content.xml><?xml version="1.0" encoding="utf-8"?>
<math xmlns="http://www.w3.org/1998/Math/MathML" display="inline">
  <mfrac>
    <mrow>
      <mn>4900000</mn>
      <mo>+</mo>
      <mn>4600000</mn>
    </mrow>
    <mn>6</mn>
  </mfrac>
</math>
</file>

<file path=Formula-38/content.xml><?xml version="1.0" encoding="utf-8"?>
<math xmlns="http://www.w3.org/1998/Math/MathML" display="inline">
  <mfrac>
    <mrow>
      <mn>1000000</mn>
      <mo>+</mo>
      <mn>3200000</mn>
    </mrow>
    <mn>12</mn>
  </mfrac>
</math>
</file>

<file path=Formula-4/content.xml><?xml version="1.0" encoding="utf-8"?>
<math xmlns="http://www.w3.org/1998/Math/MathML" display="inline">
  <mfrac>
    <mrow>
      <mn>1000000</mn>
      <mo>+</mo>
      <mn>400000</mn>
    </mrow>
    <mn>6</mn>
  </mfrac>
</math>
</file>

<file path=Formula-6/content.xml><?xml version="1.0" encoding="utf-8"?>
<math xmlns="http://www.w3.org/1998/Math/MathML" display="inline">
  <mfrac>
    <mrow>
      <mn>420000</mn>
      <mo>+</mo>
      <mn>4600000</mn>
    </mrow>
    <mn>10</mn>
  </mfrac>
</math>
</file>

<file path=Formula-8/content.xml><?xml version="1.0" encoding="utf-8"?>
<math xmlns="http://www.w3.org/1998/Math/MathML" display="inline">
  <mfrac>
    <mrow>
      <mn>2400000</mn>
      <mo>+</mo>
      <mn>420000</mn>
    </mrow>
    <mn>7</mn>
  </mfrac>
</math>
</file>